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7235b"/>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65d94"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5c846" officeooo:paragraph-rsid="0025c846" style:text-blinking="false" fo:background-color="transparent"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74c88" officeooo:paragraph-rsid="00274c88" style:text-blinking="false" fo:background-color="transparent"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76547" officeooo:paragraph-rsid="00276547" style:text-blinking="false" fo:background-color="transparent" style:font-weight-asian="normal" style:font-weight-complex="normal"/>
    </style:style>
    <style:style style:name="P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7cddb" officeooo:paragraph-rsid="0027cddb" style:text-blinking="false" fo:background-color="transparent" style:font-weight-asian="normal" style:font-weight-complex="normal"/>
    </style:style>
    <style:style style:name="P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93ab9" officeooo:paragraph-rsid="00293ab9" style:text-blinking="false" fo:background-color="transparent" style:font-weight-asian="normal" style:font-weight-complex="normal"/>
    </style:style>
    <style:style style:name="P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bdaaa" officeooo:paragraph-rsid="003bdaaa" style:text-blinking="false" fo:background-color="transparent" style:font-weight-asian="normal" style:font-weight-complex="normal"/>
    </style:style>
    <style:style style:name="P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ee5d1" officeooo:paragraph-rsid="003ee5d1" style:text-blinking="false" fo:background-color="transparent" style:font-weight-asian="normal" style:font-weight-complex="normal"/>
    </style:style>
    <style:style style:name="P10"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3bdaaa" officeooo:paragraph-rsid="003bdaaa" style:text-blinking="false" fo:background-color="transparent" style:font-weight-asian="bold" style:font-weight-complex="bold"/>
    </style:style>
    <style:style style:name="P1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3ee5d1" officeooo:paragraph-rsid="003ee5d1" style:text-blinking="false" fo:background-color="transparent" style:font-weight-asian="bold" style:font-weight-complex="bold"/>
    </style:style>
    <style:style style:name="P12" style:family="paragraph" style:parent-style-name="Text_20_body">
      <style:text-properties officeooo:rsid="00268e98" officeooo:paragraph-rsid="00268e98"/>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c4a35" officeooo:paragraph-rsid="000c4a35"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3bb95" officeooo:paragraph-rsid="0033bb95" style:text-blinking="false" fo:background-color="transparent" style:font-weight-asian="normal" style:font-weight-complex="normal"/>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2b11" officeooo:paragraph-rsid="00372b11" style:text-blinking="false" fo:background-color="transparent" style:font-weight-asian="normal" style:font-weight-complex="normal"/>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a848a" officeooo:paragraph-rsid="003a848a" style:text-blinking="false" fo:background-color="transparent" style:font-weight-asian="normal" style:font-weight-complex="normal"/>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a848a" officeooo:paragraph-rsid="0033bb95" style:text-blinking="false" fo:background-color="transparent" style:font-weight-asian="normal" style:font-weight-complex="normal"/>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9fe75" officeooo:paragraph-rsid="0029fe75"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36817" officeooo:paragraph-rsid="0007235b"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7235b" style:text-blinking="false" fo:background-color="transparent" style:font-weight-asian="bold"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c4a35" officeooo:paragraph-rsid="000c4a35"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3bb95" officeooo:paragraph-rsid="0033bb95"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29fe75" officeooo:paragraph-rsid="0029fe75" style:text-blinking="false" fo:background-color="transparent" style:font-weight-asian="bold" style:font-weight-complex="bold"/>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2ba063" officeooo:paragraph-rsid="002ba063" style:text-blinking="false" fo:background-color="transparent" style:font-weight-asian="bold" style:font-weight-complex="bold"/>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372b11" officeooo:paragraph-rsid="00372b11" style:text-blinking="false" fo:background-color="transparent" style:font-weight-asian="bold" style:font-weight-complex="bold"/>
    </style:style>
    <style:style style:name="P2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0" style:family="paragraph" style:parent-style-name="Text_20_body">
      <style:paragraph-properties fo:margin-top="0cm" fo:margin-bottom="0cm" loext:contextual-spacing="false" fo:line-height="138%" fo:text-align="center" style:justify-single-word="false" style:writing-mode="lr-tb"/>
    </style:style>
    <style:style style:name="P31" style:family="paragraph" style:parent-style-name="Text_20_body">
      <style:paragraph-properties fo:margin-top="0cm" fo:margin-bottom="0cm" loext:contextual-spacing="false" fo:line-height="138%" style:writing-mode="lr-tb"/>
      <style:text-properties officeooo:paragraph-rsid="0007235b"/>
    </style:style>
    <style:style style:name="P32" style:family="paragraph" style:parent-style-name="Preformatted_20_Text">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9fe75" officeooo:paragraph-rsid="0029fe75" style:text-blinking="false" fo:background-color="transparent"/>
    </style:style>
    <style:style style:name="P33"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paragraph-properties fo:break-before="page"/>
      <style:text-properties fo:font-variant="normal" fo:text-transform="none" fo:color="#000000" style:text-line-through-style="none" style:text-line-through-type="none" style:font-name="Arial" fo:font-size="11pt" fo:font-style="normal" style:text-underline-style="none" fo:font-weight="bold" officeooo:rsid="002487e6" officeooo:paragraph-rsid="002487e6" style:text-blinking="false" fo:background-color="transparent" style:font-weight-asian="bold" style:font-weight-complex="bold"/>
    </style:style>
    <style:style style:name="P3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1d3791" officeooo:paragraph-rsid="001d3791" style:text-blinking="false" fo:background-color="transparent" style:font-weight-asian="bold" style:font-weight-complex="bold"/>
    </style:style>
    <style:style style:name="P3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d3791" officeooo:paragraph-rsid="001d3791" style:text-blinking="false" fo:background-color="transparent"/>
    </style:style>
    <style:style style:name="P3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bdaaa" officeooo:paragraph-rsid="003bdaaa" style:text-blinking="false" fo:background-color="transparent" style:font-weight-asian="normal" style:font-weight-complex="normal"/>
    </style:style>
    <style:style style:name="P3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446c8b" officeooo:paragraph-rsid="00446c8b" style:text-blinking="false" fo:background-color="transparent" style:font-weight-asian="normal" style:font-weight-complex="normal"/>
    </style:style>
    <style:style style:name="P39" style:family="paragraph" style:parent-style-name="Text_20_body" style:list-style-name="L1">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d3791" officeooo:paragraph-rsid="003098ab" style:text-blinking="false" fo:background-color="transparent"/>
    </style:style>
    <style:style style:name="P40" style:family="paragraph" style:parent-style-name="Text_20_body" style:list-style-name="L1">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d3791" officeooo:paragraph-rsid="001d3791" style:text-blinking="false" fo:background-color="transparent"/>
    </style:style>
    <style:style style:name="P41" style:family="paragraph" style:parent-style-name="Text_20_body" style:list-style-name="L1">
      <style:paragraph-properties fo:margin-left="0cm" fo:margin-right="0cm" fo:margin-top="0cm" fo:margin-bottom="0cm" loext:contextual-spacing="false" fo:line-height="138%" fo:text-indent="0cm" style:auto-text-indent="false" style:writing-mode="lr-tb"/>
      <style:text-properties officeooo:paragraph-rsid="003098ab"/>
    </style:style>
    <style:style style:name="P4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c4a35" officeooo:paragraph-rsid="000c4a35" style:text-blinking="false" fo:background-color="transparent" style:font-weight-asian="bold" style:font-weight-complex="bold"/>
    </style:style>
    <style:style style:name="P4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236306" officeooo:paragraph-rsid="00236306" style:text-blinking="false" fo:background-color="transparent" style:font-weight-asian="bold" style:font-weight-complex="bold"/>
    </style:style>
    <style:style style:name="P4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34589" officeooo:paragraph-rsid="00134589" style:text-blinking="false" fo:background-color="transparent" style:font-weight-asian="bold" style:font-weight-complex="bold"/>
    </style:style>
    <style:style style:name="P4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88041" officeooo:paragraph-rsid="00188041" style:text-blinking="false" fo:background-color="transparent" style:font-weight-asian="bold" style:font-weight-complex="bold"/>
    </style:style>
    <style:style style:name="P4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9f10b" officeooo:paragraph-rsid="0019f10b" style:text-blinking="false" fo:background-color="transparent" style:font-weight-asian="bold" style:font-weight-complex="bold"/>
    </style:style>
    <style:style style:name="P4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36306" officeooo:paragraph-rsid="00236306" style:text-blinking="false" fo:background-color="transparent"/>
    </style:style>
    <style:style style:name="P4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d6f1f" officeooo:paragraph-rsid="000d6f1f" style:text-blinking="false" fo:background-color="transparent"/>
    </style:style>
    <style:style style:name="P49"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f10b" officeooo:paragraph-rsid="0019f10b" style:text-blinking="false" fo:background-color="transparent"/>
    </style:style>
    <style:style style:name="P50"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db06e" officeooo:paragraph-rsid="000db06e" style:text-blinking="false" fo:background-color="transparent"/>
    </style:style>
    <style:style style:name="P51"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6d65" officeooo:paragraph-rsid="000f6d65" style:text-blinking="false" fo:background-color="transparent"/>
    </style:style>
    <style:style style:name="P5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6d65" officeooo:paragraph-rsid="001b7f15" style:text-blinking="false" fo:background-color="transparent"/>
    </style:style>
    <style:style style:name="P5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7f15" officeooo:paragraph-rsid="001b7f15" style:text-blinking="false" fo:background-color="transparent"/>
    </style:style>
    <style:style style:name="P5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4e3a8" officeooo:paragraph-rsid="0014e3a8" style:text-blinking="false" fo:background-color="transparent"/>
    </style:style>
    <style:style style:name="P5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34589" officeooo:paragraph-rsid="00134589" style:text-blinking="false" fo:background-color="transparent"/>
    </style:style>
    <style:style style:name="P5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78fc" officeooo:paragraph-rsid="002078fc" style:text-blinking="false" fo:background-color="transparent" style:font-weight-asian="normal" style:font-weight-complex="normal"/>
    </style:style>
    <style:style style:name="P5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157e0" officeooo:paragraph-rsid="001157e0" style:text-blinking="false" fo:background-color="transparent"/>
    </style:style>
    <style:style style:name="P58"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style:font-name="Arial" fo:font-size="11pt" fo:font-style="italic" fo:font-weight="normal"/>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1ec17"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078f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5c846"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74c88"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eb14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2" style:family="text">
      <style:text-properties officeooo:rsid="0014e3a8"/>
    </style:style>
    <style:style style:name="T13" style:family="text">
      <style:text-properties officeooo:rsid="001684dc"/>
    </style:style>
    <style:style style:name="T14" style:family="text">
      <style:text-properties fo:font-weight="normal" style:font-weight-asian="normal" style:font-weight-complex="normal"/>
    </style:style>
    <style:style style:name="T15" style:family="text">
      <style:text-properties officeooo:rsid="002cbfaa"/>
    </style:style>
    <style:style style:name="T16" style:family="text">
      <style:text-properties officeooo:rsid="003ee5d1"/>
    </style:style>
    <style:style style:name="T17" style:family="text">
      <style:text-properties officeooo:rsid="00409abb"/>
    </style:style>
    <style:style style:name="T18" style:family="text">
      <style:text-properties officeooo:rsid="00414d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ffectiveness of Deep Recommender systems for incorporating time context</text:p>
      <text:p text:style-name="P13"/>
      <text:p text:style-name="P35">Goal of the project:</text:p>
      <text:p text:style-name="P36"/>
      <text:list xml:id="list1605694600454779433" text:style-name="L1">
        <text:list-header>
          <text:p text:style-name="P39">To produce a recommender system, using the Million song dataset, that incorporates the following time-contexts into it:</text:p>
        </text:list-header>
        <text:list-item>
          <text:p text:style-name="P39">Changes of user preference over time (some music may always be a favourite while others will drop out of favour)</text:p>
        </text:list-item>
        <text:list-item>
          <text:p text:style-name="P39">Time of the day and week (e.g. weekday morning vs. weekend morning)</text:p>
        </text:list-item>
        <text:list-item>
          <text:p text:style-name="P39">Most recent history (i.e. recently listened to songs) </text:p>
          <text:p text:style-name="P40"/>
          <text:p text:style-name="P39">This is in addition to time as a feature of the dataset, in this case the year it was made</text:p>
        </text:list-item>
        <text:list-item>
          <text:p text:style-name="P41"><text:span text:style-name="T8">Deep Recommender systems is seen as the best method for this type of problem (i.e. when </text:span><text:span text:style-name="T4">the amount of things you have to consider start getting complex) </text:span></text:p>
        </text:list-item>
      </text:list>
      <text:p text:style-name="P23"/>
      <text:p text:style-name="P24">Requirements</text:p>
      <text:p text:style-name="P24"/>
      <text:p text:style-name="P18">Recommend music to new users based on their age, gender and country – DL agorithm</text:p>
      <text:p text:style-name="P17">Pick top 100 results</text:p>
      <text:p text:style-name="P17">Pick top 50 results from those that have never been listened to</text:p>
      <text:p text:style-name="P17">Use heuritstics to remove any songs that should not be played</text:p>
      <text:p text:style-name="P17">Use Learning To Rank to <text:s/></text:p>
      <text:p text:style-name="P15"/>
      <text:p text:style-name="P24">* <text:span text:style-name="T14">Must allow corrections by the user to be taken into account</text:span></text:p>
      <text:p text:style-name="P15"/>
      <text:p text:style-name="P27">Questions</text:p>
      <text:p text:style-name="P23"/>
      <text:p text:style-name="P16">1. How do we see it working – what will the user ask?</text:p>
      <text:p text:style-name="P16">2. How will new songs get introduced?</text:p>
      <text:p text:style-name="P16">3. </text:p>
      <text:p text:style-name="P23"/>
      <text:p text:style-name="P23">Report Plan</text:p>
      <text:p text:style-name="P14"/>
      <text:list xml:id="list1674168237949278333" text:style-name="L2">
        <text:list-item>
          <text:p text:style-name="P42">Abstract</text:p>
        </text:list-item>
        <text:list-item>
          <text:p text:style-name="P43">Background</text:p>
          <text:list>
            <text:list-item>
              <text:p text:style-name="P47">Introduction</text:p>
            </text:list-item>
            <text:list-item>
              <text:p text:style-name="P48"><text:soft-page-break/>About the Million Song Database</text:p>
            </text:list-item>
            <text:list-item>
              <text:p text:style-name="P49">About Olly</text:p>
            </text:list-item>
            <text:list-item>
              <text:p text:style-name="P50">Literature Review</text:p>
              <text:list>
                <text:list-item>
                  <text:p text:style-name="P51">What are recommender systems</text:p>
                  <text:list>
                    <text:list-item>
                      <text:p text:style-name="P53">Collabirative Filtering</text:p>
                    </text:list-item>
                    <text:list-item>
                      <text:p text:style-name="P53">Content Based Filtering</text:p>
                    </text:list-item>
                    <text:list-item>
                      <text:p text:style-name="P52">Deep Recommenfer systems</text:p>
                    </text:list-item>
                  </text:list>
                </text:list-item>
                <text:list-item>
                  <text:p text:style-name="P54">Time as a contex <text:span text:style-name="T13">in recommender sysetms</text:span></text:p>
                </text:list-item>
              </text:list>
            </text:list-item>
          </text:list>
        </text:list-item>
        <text:list-item>
          <text:p text:style-name="P44">Project plan</text:p>
          <text:list>
            <text:list-item>
              <text:p text:style-name="P55">Questions to be examined</text:p>
            </text:list-item>
            <text:list-item>
              <text:p text:style-name="P55">Questions not being examined</text:p>
            </text:list-item>
            <text:list-item>
              <text:p text:style-name="P55">Tools to be used</text:p>
            </text:list-item>
            <text:list-item>
              <text:p text:style-name="P55">Evaluation measure</text:p>
            </text:list-item>
          </text:list>
        </text:list-item>
        <text:list-item>
          <text:p text:style-name="P45">Dataset Pre-processing</text:p>
          <text:list>
            <text:list-item>
              <text:p text:style-name="P56">Data cleaning &amp; transformation</text:p>
            </text:list-item>
            <text:list-item>
              <text:p text:style-name="P56">Train/Test/Validation datasets</text:p>
            </text:list-item>
          </text:list>
        </text:list-item>
        <text:list-item>
          <text:p text:style-name="P46">Infrastracture &amp; Tools setup</text:p>
        </text:list-item>
        <text:list-item>
          <text:p text:style-name="P46">Model design</text:p>
        </text:list-item>
        <text:list-item>
          <text:p text:style-name="P46">Results</text:p>
        </text:list-item>
        <text:list-item>
          <text:p text:style-name="P46">Conclusion</text:p>
          <text:list>
            <text:list-item>
              <text:list>
                <text:list-item>
                  <text:list>
                    <text:list-header>
                      <text:p text:style-name="P57"/>
                    </text:list-header>
                  </text:list>
                </text:list-item>
              </text:list>
            </text:list-item>
          </text:list>
        </text:list-item>
      </text:list>
      <text:p text:style-name="P13"/>
      <text:p text:style-name="P13"/>
      <text:p text:style-name="P33">Recommender systems represent a large branch of machine learning methods, of strong theoretical and practical interest. This project will explore the role of time in recommender systems. How should the recommendations be modified, not only based on the user's preferences and history, but also on the current time and state of the system? Time is one of many contextual information, and is both easy to procure and quite useful for improving recommendations. By incorporating time in the model we can also build more accurate and useful user profiles.</text:p>
      <text:p text:style-name="Text_20_body"/>
      <text:p text:style-name="P21">What do we mean by “factoring in time?”</text:p>
      <text:p text:style-name="Text_20_body"/>
      <text:p text:style-name="P13">We will limit our definition of time to “hour of the day, or day of the week”, although for real-life usage it’s entirely feasible that monthly patterns may also be of interest.</text:p>
      <text:p text:style-name="Text_20_body"/>
      <text:p text:style-name="P13">Given the question "Recommend me something to <text:span text:style-name="T12">listen to</text:span>", we could factor in time and time-sensitivity in several ways:</text:p>
      <text:p text:style-name="Text_20_body"/>
      <text:list xml:id="list8867169877462744094" text:style-name="L3">
        <text:list-item>
          <text:p text:style-name="P58">what does the user generally like or not like <text:span text:style-name="T12">to listen to </text:span>at certain times? (prior knowledge)</text:p>
        </text:list-item>
        <text:list-item>
          <text:p text:style-name="P58">has the user’s preference changed over time?</text:p>
        </text:list-item>
        <text:list-item>
          <text:p text:style-name="P58">what options are available at certain times? (real-time recommendations)</text:p>
        </text:list-item>
        <text:list-item>
          <text:p text:style-name="P58">how is the user’s preference affected given that what they ate recently (if they had pizza yesterday they wouldn't want it again today) (context aware)</text:p>
        </text:list-item>
        <text:list-item>
          <text:p text:style-name="P58">Should demand from other users be factored in (e.g. if there is a rise in demand for a new restaurant, should it be recommended to the user)</text:p>
        </text:list-item>
      </text:list>
      <text:p text:style-name="Text_20_body"/>
      <text:p text:style-name="P13">In addition there is also the challenge of how to learn a user’s time-based preferences in a computationally efficient manner.</text:p>
      <text:p text:style-name="Text_20_body"/>
      <text:p text:style-name="P22">About the Million Song Database</text:p>
      <text:p text:style-name="P1"/>
      <text:p text:style-name="P31"><text:span text:style-name="T2">The </text:span><text:span text:style-name="T9">Million Song Dataset</text:span><text:span text:style-name="T10"> </text:span><text:span text:style-name="T2">is a freely-available collection of </text:span><text:span text:style-name="T3">one million song titles, together with their </text:span><text:span text:style-name="T2">audio features and metadata. </text:span><text:span text:style-name="T3">There are also </text:span><text:span text:style-name="T2">a cluster of complementary datasets contributed by the community. </text:span><text:span text:style-name="T3">These cover lyrics, song tags (e.g. ‘rock’, ‘Love’) and a list of similar songs (as measured by LastFM). </text:span></text:p>
      <text:p text:style-name="P20"/>
      <text:p text:style-name="P26">trackData.tsv</text:p>
      <text:p text:style-name="P32"/>
      <text:p text:style-name="P32">Userid</text:p>
      <text:p text:style-name="P32"><text:span text:style-name="T15">T</text:span>imestamp</text:p>
      <text:p text:style-name="P32"><text:span text:style-name="T15">M</text:span>usicbrainz <text:span text:style-name="T15">A</text:span>rtist <text:span text:style-name="T15">I</text:span>d</text:p>
      <text:p text:style-name="P32"><text:span text:style-name="T15">A</text:span>rtist <text:span text:style-name="T15">N</text:span>ame</text:p>
      <text:p text:style-name="P32"><text:soft-page-break/><text:span text:style-name="T15">M</text:span>usicbrainz <text:span text:style-name="T15">T</text:span>rack <text:span text:style-name="T15">I</text:span>d</text:p>
      <text:p text:style-name="P32"><text:span text:style-name="T15">T</text:span>rack-name</text:p>
      <text:p text:style-name="P19"/>
      <text:p text:style-name="P25">Userid-profile.tsv:</text:p>
      <text:p text:style-name="P19">userid</text:p>
      <text:p text:style-name="P19">gender ('m'|'f'|empty)</text:p>
      <text:p text:style-name="P19">age (int|empty)</text:p>
      <text:p text:style-name="P19">country (str|empty)</text:p>
      <text:p text:style-name="P19">signup (date|empty)</text:p>
      <text:p text:style-name="Text_20_body"/>
      <text:p text:style-name="P21">Current Recommender Systems</text:p>
      <text:p text:style-name="Text_20_body"/>
      <text:p text:style-name="P13">Prior research on recommender systems has focussed </text:p>
      <text:p text:style-name="Text_20_body"/>
      <text:p text:style-name="P21">The research</text:p>
      <text:p text:style-name="Text_20_body"/>
      <text:p text:style-name="P13">A review of the literature shows existing systems struggle with context: </text:p>
      <text:p text:style-name="Text_20_body"/>
      <text:p text:style-name="P29">“<text:span text:style-name="T1">Traditional recommender systems tend to recommend items based on ratings. However, due to the data sparsity problem, information existing in ratings is not sufficient to approximate latent factors of users and items...Besides ratings, there are additional information, such as re-view texts, images or user profiles, can be utilized. Content-based recommender systems exploit these information to learn user preferences and item properties. However, most of content-based approaches are based on hand-crafted features for users and items.Although these features can be effective in different circumstances, hand-crafted features often require extensive human labor and often rely on expert knowledge. Also, usually, hand-crafted features are not generalized well.</text:span></text:p>
      <text:p text:style-name="P28">Deep learning techniques en-able model to automatically learn features for users and items from different resources.”</text:p>
      <text:p text:style-name="P30"><text:span text:style-name="T2">(</text:span><text:a xlink:type="simple" xlink:href="http://bdsc.lab.uic.edu/docs/survey-critique-deep.pdf" text:style-name="Internet_20_link" text:visited-style-name="Visited_20_Internet_20_Link"><text:span text:style-name="T11">http://bdsc.lab.uic.edu/docs/survey-critique-deep.pdf</text:span></text:a><text:span text:style-name="T2">) </text:span></text:p>
      <text:p text:style-name="Text_20_body"><text:line-break/></text:p>
      <text:p text:style-name="P13">This research will therefore explore the effectiveness of deep-learning in incorporating time. Time can be incorporated into any deep learning recommendation system by default, regardless of whether the training data contains a time-dimension. In such cases we can use a randomized "time" feature which changes on each epoch in order to ensure a ‘time-agnostic’ model. </text:p>
      <text:p text:style-name="Text_20_body"/>
      <text:p text:style-name="P13">The research would then observe what happens as the systems is exposed to training data that is time-biased (e.g. given previous recommendations the user has chosen a specific food item based on the time of the day). </text:p>
      <text:p text:style-name="Text_20_body"><text:soft-page-break/></text:p>
      <text:p text:style-name="Horizontal_20_Line"/>
      <text:p text:style-name="P2"/>
      <text:p text:style-name="P34">Literature Review</text:p>
      <text:p text:style-name="P3"/>
      <text:p text:style-name="P12"><text:span text:style-name="T6">M</text:span><text:span text:style-name="T5">emory-based CF – simple and scalabe and good for realtime learning</text:span></text:p>
      <text:p text:style-name="P12"><text:span text:style-name="T5">Model-based CF – </text:span><text:span text:style-name="T7">better for complex patterns</text:span></text:p>
      <text:p text:style-name="P4">The most successful model-based CF techniques is Matrix Factorization (MF) [1]. They</text:p>
      <text:p text:style-name="P4">find common factors that can be the underlying reasons of the ratings given by users.</text:p>
      <text:p text:style-name="P4">For example, in a movie recommender system, these factors can be genre, actors, or</text:p>
      <text:p text:style-name="P4">director of movies that may affect the rating behavior of users. Matrix factorization</text:p>
      <text:p text:style-name="P4">techniques not only find these hidden factors, but also give the importance of them for</text:p>
      <text:p text:style-name="P4">each user and how each item satisfies each factor. Matrix factorization techniques get the</text:p>
      <text:p text:style-name="P4">matrix containing all the available ratings and find a feature set for each user and item</text:p>
      <text:p text:style-name="P4">as the result of the factorization process. Then, a rating that each user assigns to each</text:p>
      <text:p text:style-name="P4">item can get estimated by the scalar product of the two feature vectors corresponding</text:p>
      <text:p text:style-name="P4">to those user and item. In this way, users with similar preference will have similar latent</text:p>
      <text:p text:style-name="P4">features, and items which are favored by similar users will share similar latent features.</text:p>
      <text:p text:style-name="P5">The lack of ratings hinder PMF to produce high quality recommendations for users with</text:p>
      <text:p text:style-name="P5">few ratings. In addition, PMF is still a shallow model and unable to capture complex</text:p>
      <text:p text:style-name="P5">rating patterns existing in rating data.</text:p>
      <text:p text:style-name="P5"/>
      <text:p text:style-name="P6">Although model-based CF achieves great success and attracts a lot attention, model-</text:p>
      <text:p text:style-name="P6">based CF still has some drawbacks. The most important one is that most of model-based</text:p>
      <text:p text:style-name="P6">CF models suffer from the sparsity problem. For those users who provide no ratings,</text:p>
      <text:p text:style-name="P6">model-based CF is unable to generate reasonable recommendations.</text:p>
      <text:p text:style-name="P7">To deal with the sparsity problem, researchers propose Content-based Recommender</text:p>
      <text:p text:style-name="P7">Systems. These approaches utilize different resources, such as item information or user</text:p>
      <text:p text:style-name="P7">profiles, to learn latent factors of users or items. In this manner, even one user provides</text:p>
      <text:p text:style-name="P7">little ratings, the preference of the user can still be inferred.<text:tab/></text:p>
      <text:p text:style-name="P3"/>
      <text:p text:style-name="P9">ARCH/GARH</text:p>
      <text:p text:style-name="P11">* Can we say that frequency of songs people play follow<text:span text:style-name="T17">s</text:span> a normal distribution?</text:p>
      <text:p text:style-name="P3">* <text:span text:style-name="T18">if so how can we quickly establish where in the freq distribution a song lies?</text:span></text:p>
      <text:p text:style-name="P3"/>
      <text:p text:style-name="P10">Prelimian<text:span text:style-name="T16">a</text:span>ry Analysis</text:p>
      <text:p text:style-name="P8"><text:soft-page-break/>* <text:tab/>How similar are the people?</text:p>
      <text:p text:style-name="P8"/>
      <text:p text:style-name="P38">Sources:</text:p>
      <text:p text:style-name="P38"/>
      <text:p text:style-name="P38">http://www.dtic.upf.edu/~ocelma/MusicRecommendationDataset/lastfm-1K.html</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8:11:33.354338057</meta:creation-date>
    <dc:date>2017-05-09T12:32:03.780405589</dc:date>
    <meta:editing-duration>P1DT5H28M47S</meta:editing-duration>
    <meta:editing-cycles>47</meta:editing-cycles>
    <meta:generator>LibreOffice/5.1.6.2$Linux_X86_64 LibreOffice_project/10m0$Build-2</meta:generator>
    <meta:document-statistic meta:table-count="0" meta:image-count="0" meta:object-count="0" meta:page-count="7" meta:paragraph-count="111" meta:word-count="1213" meta:character-count="7618" meta:non-whitespace-character-count="6531"/>
  </office:meta>
</office:document-meta>
</file>